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size="21pt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1.2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top="0cm" fo:margin-bottom="0cm" loext:contextual-spacing="false" style:line-height-at-least="0.503cm"/>
      <style:text-properties fo:font-size="9.75pt" loext:padding="0cm" loext:border="none"/>
    </style:style>
    <style:style style:name="P5" style:family="paragraph" style:parent-style-name="Text_20_body">
      <style:paragraph-properties fo:margin-top="0cm" fo:margin-bottom="0cm" loext:contextual-spacing="false" style:line-height-at-least="0.503cm"/>
    </style:style>
    <style:style style:name="P6" style:family="paragraph" style:parent-style-name="Text_20_body" style:list-style-name="L1">
      <style:paragraph-properties fo:margin-left="0.953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Open Sans" fo:font-size="11.2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ec4e20" style:text-line-through-style="none" style:text-line-through-type="none" style:font-name="Open Sans" fo:font-size="11.25pt" fo:letter-spacing="normal" fo:font-style="normal" style:text-underline-style="none" fo:font-weight="normal" style:text-blinking="false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Mware Interview Experience | Set 13 (On-Campus): Rnd_developer</text:h>
      <text:p text:style-name="P2"><text:span text:style-name="Strong_20_Emphasis"><text:span text:style-name="T1">Round 1: Online Round on Hirepro</text:span></text:span></text:p>
      <text:p text:style-name="P3">There were 40 questions and 4 sections:</text:p>
      <text:list xml:id="list6276294624482515647" text:style-name="L1">
        <text:list-item>
          <text:p text:style-name="P6"><text:span text:style-name="T1">Section 1:</text:span><text:span text:style-name="Strong_20_Emphasis"><text:span text:style-name="T1"> 10 questions</text:span></text:span><text:span text:style-name="T1"> from Aptitude(time &amp; work, numbers etc </text:span><text:a xlink:type="simple" xlink:href="https://www.geeksforgeeks.org/placements-gq/" text:style-name="Internet_20_link" text:visited-style-name="Visited_20_Internet_20_Link"><text:span text:style-name="T2">https://www.geeksforgeeks.org/placements-gq/</text:span></text:a><text:span text:style-name="T1"> )to be solved in </text:span><text:span text:style-name="Strong_20_Emphasis"><text:span text:style-name="T1">15mins</text:span></text:span></text:p>
        </text:list-item>
        <text:list-item>
          <text:p text:style-name="P6"><text:span text:style-name="T1">Section 2:</text:span><text:span text:style-name="Strong_20_Emphasis"><text:span text:style-name="T1"> 19 questions</text:span></text:span><text:span text:style-name="T1"> from core Computer Science (Networking (35%), Operating System(10%), DataStructures and Algorithms(25%), rest of questions were from dbms, Computer Organisation) to be solved in </text:span><text:span text:style-name="Strong_20_Emphasis"><text:span text:style-name="T1">30 mins</text:span></text:span></text:p>
        </text:list-item>
        <text:list-item>
          <text:p text:style-name="P6"><text:span text:style-name="T1">Section 3:</text:span><text:span text:style-name="Strong_20_Emphasis"><text:span text:style-name="T1"> 1 Coding Question</text:span></text:span><text:span text:style-name="T1"> (Easy-Moderate level) time limit was </text:span><text:span text:style-name="Strong_20_Emphasis"><text:span text:style-name="T1">30mins </text:span></text:span><text:a xlink:type="simple" xlink:href="https://www.geeksforgeeks.org/must-do-coding-questions-for-companies-like-amazon-microsoft-adobe/" text:style-name="Internet_20_link" text:visited-style-name="Visited_20_Internet_20_Link"><text:span text:style-name="T2">https://www.geeksforgeeks.org/must-do-coding-questions-for-companies-like-amazon-microsoft-adobe/</text:span></text:a></text:p>
        </text:list-item>
        <text:list-item>
          <text:p text:style-name="P6"><text:span text:style-name="T1">Section 4: </text:span><text:span text:style-name="Strong_20_Emphasis"><text:span text:style-name="T1">10 Questions</text:span></text:span><text:span text:style-name="T1"> from language section, we had to select two languages from a pool of four languages( Java, C, C++, python3.6) I chose Java and C. I practiced language questions from the language section of gfg. Total </text:span><text:span text:style-name="Strong_20_Emphasis"><text:span text:style-name="T1">20mins</text:span></text:span><text:span text:style-name="T1"> were given for this section.</text:span></text:p>
        </text:list-item>
      </text:list>
      <text:p text:style-name="P3">Out of 170 students 32 of them were shortlisted for the interview.</text:p>
      <text:p text:style-name="P2"><text:span text:style-name="Strong_20_Emphasis"><text:span text:style-name="T1">Round 2: Technical interview (Time: 1hr 10mins)</text:span></text:span></text:p>
      <text:p text:style-name="P2"><text:span text:style-name="Emphasis"><text:span text:style-name="T1">Questions were asked from DataStructure, Algorithms and Mathematics.</text:span></text:span><text:span text:style-name="T1"><text:line-break/>find all the prime numbers which are less than a given number N.<text:line-break/>Why do we check up to the square root of a prime number to determine if it is prime or not?<text:line-break/>find a number that has exactly 3 divisors.<text:line-break/>find the number of rectangles on a chess board.<text:line-break/>Explain the Binary knap-sack problem.<text:line-break/>Why the manhole is circular in shape?<text:line-break/>Given an array of numbers separate even numbers and odd numbers (in time complexity – O(N) and space O(1))<text:line-break/>Which is greater 25% of 5 or 5% of 25?</text:span></text:p>
      <text:p text:style-name="P5"/>
      <text:p text:style-name="P3">Around 20 people got shortlisted for the next round.</text:p>
      <text:p text:style-name="P2"><text:soft-page-break/><text:span text:style-name="Strong_20_Emphasis"><text:span text:style-name="T1">Round 3: Managerial Round (Time: 1hr)</text:span></text:span></text:p>
      <text:p text:style-name="P3">The interviewer asked me to consider him as old granny and explain him all my previous projects and internships from scratch.<text:line-break/>I started explaining him about my 2 internships and 7 projects, he was quite impressed by my projects as they were all based on domains like IOT, machine learning, Augmented Reality and Blockchain.<text:line-break/>He told me to write down the flow of each project on a paper and mark the work done by me on that particular project.</text:p>
      <text:p text:style-name="P3">After this round 15 people were selected for next round.</text:p>
      <text:p text:style-name="P2"><text:span text:style-name="Strong_20_Emphasis"><text:span text:style-name="T1">Round 4: Technical interview2 (Time: 30-40mins)</text:span></text:span></text:p>
      <text:p text:style-name="P3">I was told to wait but others gave this round</text:p>
      <text:p text:style-name="P3">Questions were asked from core subjects like<text:line-break/>operating system- different scheduling algos, IPC etc<text:line-break/>networking- SSL protocol, routing techniques, about tcp udp, OSI and TCP/IP, question related to arp, dhcp, dns etc<text:line-break/>dbms- queries like find 2nd largest salary from table, ACID properties etc</text:p>
      <text:p text:style-name="P3">6 people got selected for HR round.</text:p>
      <text:p text:style-name="P2"><text:span text:style-name="Strong_20_Emphasis"><text:span text:style-name="T1">Round 5: HR round (Time: 5-10mins)</text:span></text:span></text:p>
      <text:p text:style-name="P3">After waiting for 6 hours they called me for a HR round</text:p>
      <text:p text:style-name="P3">Questions asked were:<text:line-break/>What kind of person you are?<text:line-break/>Tell me about your family background.<text:line-break/>What are your previous offers?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6:29:09.330429746</meta:creation-date>
    <dc:date>2018-10-26T06:29:29.043206935</dc:date>
    <meta:editing-duration>PT20S</meta:editing-duration>
    <meta:editing-cycles>1</meta:editing-cycles>
    <meta:document-statistic meta:table-count="0" meta:image-count="0" meta:object-count="0" meta:page-count="2" meta:paragraph-count="21" meta:word-count="454" meta:character-count="2769" meta:non-whitespace-character-count="2339"/>
    <meta:generator>LibreOffice/5.1.6.2$Linux_X86_64 LibreOffice_project/10m0$Build-2</meta:generator>
  </office:meta>
</office:document-meta>
</file>